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30000004E0223B64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cm" fo:margin-right="0cm" fo:line-height="100%" fo:text-align="end" style:justify-single-word="false" fo:text-indent="0cm" style:auto-text-indent="false" style:page-number="auto"/>
      <style:text-properties officeooo:paragraph-rsid="000ba942"/>
    </style:style>
    <style:style style:name="P2" style:family="paragraph" style:parent-style-name="Text_20_body">
      <style:text-properties officeooo:rsid="0008f14c" officeooo:paragraph-rsid="000a6a4b"/>
    </style:style>
    <style:style style:name="P3" style:family="paragraph" style:parent-style-name="Title">
      <style:text-properties fo:color="#0088cc" style:font-name="Segoe UI" fo:text-shadow="1pt 1pt" style:text-underline-style="none" fo:font-weight="bold" officeooo:rsid="0008f14c" officeooo:paragraph-rsid="0008f14c" style:font-weight-asian="bold" style:font-weight-complex="bold"/>
    </style:style>
    <style:style style:name="P4" style:family="paragraph" style:parent-style-name="Heading_20_1">
      <style:text-properties officeooo:rsid="001474fa" officeooo:paragraph-rsid="001474fa"/>
    </style:style>
    <style:style style:name="P5" style:family="paragraph" style:parent-style-name="Text_20_body">
      <style:text-properties officeooo:rsid="000a6a4b" officeooo:paragraph-rsid="000a6a4b"/>
    </style:style>
    <style:style style:name="P6" style:family="paragraph" style:parent-style-name="Text_20_body">
      <style:text-properties officeooo:rsid="000a6a4b" officeooo:paragraph-rsid="001474fa"/>
    </style:style>
    <style:style style:name="P7" style:family="paragraph" style:parent-style-name="Preformatted_20_Text">
      <style:paragraph-properties fo:widows="1"/>
      <style:text-properties fo:font-variant="normal" fo:text-transform="none" fo:letter-spacing="normal" fo:font-style="normal" fo:font-weight="normal" officeooo:rsid="000a6a4b" officeooo:paragraph-rsid="001474fa"/>
    </style:style>
    <style:style style:name="P8" style:family="paragraph" style:parent-style-name="Preformatted_20_Text">
      <style:paragraph-properties fo:widows="1"/>
      <style:text-properties fo:font-variant="normal" fo:text-transform="none" fo:letter-spacing="normal" fo:font-style="normal" fo:font-weight="normal" officeooo:paragraph-rsid="001474fa"/>
    </style:style>
    <style:style style:name="P9" style:family="paragraph" style:parent-style-name="Preformatted_20_Text">
      <style:paragraph-properties fo:widows="1"/>
      <style:text-properties fo:font-variant="normal" fo:text-transform="none" fo:color="#595979" fo:letter-spacing="normal" fo:font-style="normal" fo:font-weight="normal" officeooo:paragraph-rsid="001474fa"/>
    </style:style>
    <style:style style:name="P10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letter-spacing="normal" fo:font-style="normal" fo:font-weight="normal" officeooo:rsid="000a6a4b" officeooo:paragraph-rsid="001474f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end"/>
    </style:style>
    <style:style style:name="P15" style:family="paragraph">
      <style:paragraph-properties fo:text-align="end"/>
    </style:style>
    <style:style style:name="T1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T2" style:family="text">
      <style:text-properties style:font-name="Liberation Serif" fo:font-size="14pt" style:font-size-asian="14pt"/>
    </style:style>
    <style:style style:name="T3" style:family="text">
      <style:text-properties officeooo:rsid="001474fa"/>
    </style:style>
    <style:style style:name="T4" style:family="text">
      <style:text-properties fo:color="#200080" fo:font-weight="bold"/>
    </style:style>
    <style:style style:name="T5" style:family="text">
      <style:text-properties fo:color="#200080" style:font-name="Liberation Mono" fo:font-size="10pt" fo:font-weight="bold" style:font-name-asian="NSimSun" style:font-size-asian="10pt" style:font-name-complex="Liberation Mono" style:font-size-complex="10pt"/>
    </style:style>
    <style:style style:name="T6" style:family="text">
      <style:text-properties fo:color="#308080"/>
    </style:style>
    <style:style style:name="T7" style:family="text">
      <style:text-properties fo:color="#008c00"/>
    </style:style>
    <style:style style:name="T8" style:family="text">
      <style:text-properties fo:color="#7779bb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<text:span text:style-name="T3">able creation script / LangLib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215_300458805" text:style-name="Index_20_Link" text:visited-style-name="Index_20_Link">MySQL server<text:tab/>2</text:a></text:p>
          <text:p text:style-name="P11"><text:a xlink:type="simple" xlink:href="#__RefHeading___Toc1086_1854586388" text:style-name="Index_20_Link" text:visited-style-name="Index_20_Link">PostgreSQL server<text:tab/>3</text:a></text:p>
          <text:p text:style-name="P11"><text:a xlink:type="simple" xlink:href="#__RefHeading___Toc1088_1854586388" text:style-name="Index_20_Link" text:visited-style-name="Index_20_Link">Microsoft SQL server<text:tab/>4</text:a></text:p>
          <text:p text:style-name="P11"><text:a xlink:type="simple" xlink:href="#__RefHeading___Toc1090_1854586388" text:style-name="Index_20_Link" text:visited-style-name="Index_20_Link">SQLite database<text:tab/>5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<text:bookmark-start text:name="__RefHeading___Toc215_300458805"/><text:soft-page-break/>MySQL server<text:bookmark-end text:name="__RefHeading___Toc215_300458805"/></text:h>
      <text:p text:style-name="P5"/>
      <text:p text:style-name="P9">-- MySQL server ------------------------------------------</text:p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MESSAGES<text:span text:style-name="T6">(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</text:p>
      <text:p text:style-name="P8">MESSAGENAME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</text:p>
      <text:p text:style-name="P8"><text:span text:style-name="T4">VALUE</text:span>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COMMENT_EN_US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FORMITEMS<text:span text:style-name="T6">(</text:span> </text:p>
      <text:p text:style-name="P8">APP_FORM TEXT <text:span text:style-name="T4">NOT</text:span> <text:span text:style-name="T4">NULL</text:span><text:span text:style-name="T6">,</text:span> </text:p>
      <text:p text:style-name="P8">ITEM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PROPERTYNAME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VALUETYP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<text:span text:style-name="T4">VALUE</text:span>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CULTURES<text:span text:style-name="T6">(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NATIVENAME <text:span text:style-name="T4">VARCHAR</text:span><text:span text:style-name="T6">(</text:span><text:span text:style-name="T7">200</text:span><text:span text:style-name="T6">)</text:span> <text:span text:style-name="T4">NULL</text:span><text:span text:style-name="T6">,</text:span></text:p>
      <text:p text:style-name="P7">LCID <text:span text:style-name="T4">INTEGER</text:span> <text:span text:style-name="T4">NULL</text:span><text:span text:style-name="T6">);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1"><text:bookmark-start text:name="__RefHeading___Toc1086_1854586388"/><text:soft-page-break/>PostgreSQL server<text:bookmark-end text:name="__RefHeading___Toc1086_1854586388"/></text:h>
      <text:p text:style-name="P6"/>
      <text:p text:style-name="P9">-- PostgreSQL server -------------------------------------</text:p>
      <text:p text:style-name="P8"><text:span text:style-name="T4">CREATE</text:span> <text:span text:style-name="T4">TABLE</text:span> <text:span text:style-name="T4">public</text:span><text:span text:style-name="T6">.</text:span>MESSAGES<text:span text:style-name="T6">(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MESSAGENAME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<text:span text:style-name="T4">VALUE</text:span>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COMMENT_EN_US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public</text:span><text:span text:style-name="T6">.</text:span>FORMITEMS<text:span text:style-name="T6">(</text:span> </text:p>
      <text:p text:style-name="P8">APP_FORM <text:span text:style-name="T5">TEXT</text:span> <text:span text:style-name="T4">NOT</text:span> <text:span text:style-name="T4">NULL</text:span><text:span text:style-name="T6">,</text:span> </text:p>
      <text:p text:style-name="P8">ITEM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PROPERTYNAME <text:span text:style-name="T4">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VALUETYP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<text:span text:style-name="T4">VALUE</text:span> <text:span text:style-name="T4">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public</text:span><text:span text:style-name="T6">.</text:span>CULTURES<text:span text:style-name="T6">(</text:span> </text:p>
      <text:p text:style-name="P8">CULTURE <text:span text:style-name="T4">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NATIVENAME <text:span text:style-name="T4">VARCHAR</text:span><text:span text:style-name="T6">(</text:span><text:span text:style-name="T7">200</text:span><text:span text:style-name="T6">)</text:span> <text:span text:style-name="T4">NULL</text:span><text:span text:style-name="T6">,</text:span> </text:p>
      <text:p text:style-name="P7">LCID <text:span text:style-name="T4">INTEGER</text:span> <text:span text:style-name="T4">NULL</text:span><text:span text:style-name="T6">);</text:span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1"><text:bookmark-start text:name="__RefHeading___Toc1088_1854586388"/><text:soft-page-break/>Microsoft SQL server<text:bookmark-end text:name="__RefHeading___Toc1088_1854586388"/></text:h>
      <text:p text:style-name="P6"/>
      <text:p text:style-name="P9">-- Microsoft SQL Server script --------------------------</text:p>
      <text:p text:style-name="P8"><text:span text:style-name="T4">CREATE</text:span> <text:span text:style-name="T4">TABLE</text:span> <text:span text:style-name="T6">[</text:span>dbo<text:span text:style-name="T6">].[</text:span>MESSAGES<text:span text:style-name="T6">](</text:span> </text:p>
      <text:p text:style-name="P8">CULTURE <text:span text:style-name="T5">N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MESSAGENAME <text:span text:style-name="T5">N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</text:p>
      <text:p text:style-name="P8"><text:span text:style-name="T4">VALUE</text:span> <text:span text:style-name="T5">NVARCHAR</text:span><text:span text:style-name="T6">(</text:span><text:span text:style-name="T7">2000</text:span><text:span text:style-name="T6">)</text:span> <text:span text:style-name="T4">NULL</text:span><text:span text:style-name="T6">,</text:span></text:p>
      <text:p text:style-name="P8">COMMENT_EN_US <text:span text:style-name="T5">NVARCHAR</text:span><text:span text:style-name="T6">(</text:span><text:span text:style-name="T7">2000</text:span><text:span text:style-name="T6">)</text:span> <text:span text:style-name="T4">NULL</text:span><text:span text:style-name="T6">,</text:span>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6">[</text:span>dbo<text:span text:style-name="T6">].[</text:span>FORMITEMS<text:span text:style-name="T6">](</text:span> </text:p>
      <text:p text:style-name="P8">APP_FORM <text:span text:style-name="T5">NVARCHAR</text:span><text:span text:style-name="T6">(</text:span><text:span text:style-name="T8">MAX</text:span><text:span text:style-name="T6">)</text:span> <text:span text:style-name="T4">NOT</text:span> <text:span text:style-name="T4">NULL</text:span><text:span text:style-name="T6">,</text:span> </text:p>
      <text:p text:style-name="P8">ITEM <text:span text:style-name="T5">N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CULTURE <text:span text:style-name="T5">N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PROPERTYNAME <text:span text:style-name="T5">NVARCHAR</text:span><text:span text:style-name="T6">(</text:span><text:span text:style-name="T7">255</text:span><text:span text:style-name="T6">)</text:span> <text:span text:style-name="T4">NOT</text:span> <text:span text:style-name="T4">NULL</text:span><text:span text:style-name="T6">,</text:span> </text:p>
      <text:p text:style-name="P8">VALUETYPE <text:span text:style-name="T5">N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<text:span text:style-name="T4">VALUE</text:span> <text:span text:style-name="T5">NVARCHAR</text:span><text:span text:style-name="T6">(</text:span><text:span text:style-name="T7">2000</text:span><text:span text:style-name="T6">)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6">[</text:span>dbo<text:span text:style-name="T6">].[</text:span>CULTURES<text:span text:style-name="T6">](</text:span> </text:p>
      <text:p text:style-name="P8">CULTURE <text:span text:style-name="T5">NVARCHAR</text:span><text:span text:style-name="T6">(</text:span><text:span text:style-name="T7">100</text:span><text:span text:style-name="T6">)</text:span> <text:span text:style-name="T4">NOT</text:span> <text:span text:style-name="T4">NULL</text:span><text:span text:style-name="T6">,</text:span> </text:p>
      <text:p text:style-name="P8">NATIVENAME <text:span text:style-name="T5">NVARCHAR</text:span><text:span text:style-name="T6">(</text:span><text:span text:style-name="T7">200</text:span><text:span text:style-name="T6">)</text:span> <text:span text:style-name="T4">NULL</text:span><text:span text:style-name="T6">,</text:span> </text:p>
      <text:p text:style-name="P7">LCID <text:span text:style-name="T4">INTEGER</text:span> <text:span text:style-name="T4">NULL</text:span><text:span text:style-name="T6">);</text:span>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1"><text:bookmark-start text:name="__RefHeading___Toc1090_1854586388"/><text:soft-page-break/>SQLite database<text:bookmark-end text:name="__RefHeading___Toc1090_1854586388"/></text:h>
      <text:p text:style-name="P6"/>
      <text:p text:style-name="P9">-- SQLite database ---------------------------------------</text:p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MESSAGES<text:span text:style-name="T6">(</text:span> </text:p>
      <text:p text:style-name="P8">CULTURE <text:span text:style-name="T5">TEXT</text:span> <text:span text:style-name="T4">NOT</text:span> <text:span text:style-name="T4">NULL</text:span><text:span text:style-name="T6">,</text:span> </text:p>
      <text:p text:style-name="P8">MESSAGENAME <text:span text:style-name="T5">TEXT</text:span> <text:span text:style-name="T4">NOT</text:span> <text:span text:style-name="T4">NULL</text:span><text:span text:style-name="T6">,</text:span> </text:p>
      <text:p text:style-name="P8"><text:span text:style-name="T4">VALUE</text:span> TEXT <text:span text:style-name="T4">NULL</text:span><text:span text:style-name="T6">,</text:span> </text:p>
      <text:p text:style-name="P8">COMMENT_EN_US <text:span text:style-name="T5">TEXT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FORMITEMS<text:span text:style-name="T6">(</text:span> </text:p>
      <text:p text:style-name="P8">APP_FORM <text:span text:style-name="T5">TEXT</text:span> <text:span text:style-name="T4">NOT</text:span> <text:span text:style-name="T4">NULL</text:span><text:span text:style-name="T6">,</text:span> </text:p>
      <text:p text:style-name="P8">ITEM TEXT <text:span text:style-name="T4">NOT</text:span> <text:span text:style-name="T4">NULL</text:span><text:span text:style-name="T6">,</text:span> </text:p>
      <text:p text:style-name="P8">CULTURE <text:span text:style-name="T5">TEXT</text:span> <text:span text:style-name="T4">NOT</text:span> <text:span text:style-name="T4">NULL</text:span><text:span text:style-name="T6">,</text:span> </text:p>
      <text:p text:style-name="P8">PROPERTYNAME <text:span text:style-name="T5">TEXT</text:span> <text:span text:style-name="T4">NOT</text:span> <text:span text:style-name="T4">NULL</text:span><text:span text:style-name="T6">,</text:span> </text:p>
      <text:p text:style-name="P8">VALUETYPE <text:span text:style-name="T5">TEXT</text:span> <text:span text:style-name="T4">NOT</text:span> <text:span text:style-name="T4">NULL</text:span><text:span text:style-name="T6">,</text:span> </text:p>
      <text:p text:style-name="P8"><text:span text:style-name="T4">VALUE</text:span> <text:span text:style-name="T5">TEXT</text:span> <text:span text:style-name="T4">NULL</text:span><text:span text:style-name="T6">,</text:span> </text:p>
      <text:p text:style-name="P8">INUSE <text:span text:style-name="T4">INTEGER</text:span> <text:span text:style-name="T4">NULL</text:span><text:span text:style-name="T6">);</text:span> </text:p>
      <text:p text:style-name="P8"/>
      <text:p text:style-name="P8"><text:span text:style-name="T4">CREATE</text:span> <text:span text:style-name="T4">TABLE</text:span> <text:span text:style-name="T4">IF</text:span> <text:span text:style-name="T4">NOT</text:span> <text:span text:style-name="T4">EXISTS</text:span> CULTURES<text:span text:style-name="T6">(</text:span> </text:p>
      <text:p text:style-name="P8">CULTURE <text:span text:style-name="T5">TEXT</text:span> <text:span text:style-name="T4">NOT</text:span> <text:span text:style-name="T4">NULL</text:span><text:span text:style-name="T6">,</text:span> </text:p>
      <text:p text:style-name="P8">NATIVENAME <text:span text:style-name="T5">TEXT</text:span> <text:span text:style-name="T4">NULL</text:span><text:span text:style-name="T6">,</text:span> </text:p>
      <text:p text:style-name="P10">LCID <text:span text:style-name="T4">INTEGER</text:span> <text:span text:style-name="T4">NULL</text:span><text:span text:style-name="T6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/>
    </style:style>
    <style:style style:name="MP4" style:family="paragraph" style:parent-style-name="Standard" style:master-page-name="">
      <loext:graphic-properties draw:fill="none"/>
      <style:paragraph-properties fo:margin-left="-1cm" fo:margin-right="0cm" fo:line-height="100%" fo:text-align="end" style:justify-single-word="false" fo:text-indent="0cm" style:auto-text-indent="false" style:page-number="auto"/>
      <style:text-properties officeooo:paragraph-rsid="000ba942"/>
    </style:style>
    <style:style style:name="MP5" style:family="paragraph">
      <style:paragraph-properties fo:text-align="center"/>
    </style:style>
    <style:style style:name="MT1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MT2" style:family="text">
      <style:text-properties style:font-name="Liberation Serif" fo:font-size="14pt" style:font-size-asian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101cm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9cm" fo:margin-left="0cm" fo:margin-right="0cm" fo:margin-bottom="0.499cm" style:dynamic-spacing="false" draw:fill="none"/>
      </style:header-style>
      <style:footer-style>
        <style:header-footer-properties svg:height="0.801cm" fo:margin-left="0cm" fo:margin-right="0cm" fo:margin-top="0cm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-0.023cm" svg:y="-0.619cm" svg:width="9.393cm" svg:height="2.064cm" draw:z-index="4"><draw:image xlink:href="Pictures/10000201000001630000004E0223B64E.png" xlink:type="simple" xlink:show="embed" xlink:actuate="onLoad"/></draw:frame><draw:rect text:anchor-type="paragraph" draw:z-index="9" draw:style-name="Mgr1" draw:text-style-name="MP1" svg:width="17.507cm" svg:height="2.25cm" svg:x="-0.243cm" svg:y="-0.714cm"><text:p/></draw:rect><draw:frame text:anchor-type="paragraph" draw:z-index="19" draw:style-name="Mgr2" draw:text-style-name="MP3" svg:width="6.637cm" svg:height="1.456cm" svg:x="10.308cm" svg:y="-0.273cm"><draw:text-box><text:p text:style-name="MP2">VPKSoft</text:p><text:p text:style-name="MP2">17.09.2015</text:p></draw:text-box></draw:frame></text:p>
      </style:header>
      <style:footer>
        <text:p text:style-name="MP4"><draw:line text:anchor-type="paragraph" draw:z-index="14" draw:style-name="Mgr3" draw:text-style-name="MP5" svg:x1="0.044cm" svg:y1="0.854cm" svg:x2="17.198cm" svg:y2="0.854cm"><text:p/></draw:line><draw:line text:anchor-type="paragraph" draw:z-index="24" draw:style-name="Mgr3" draw:text-style-name="MP5" svg:x1="16.034cm" svg:y1="0.903cm" svg:x2="16.034cm" svg:y2="0.062cm"><text:p/></draw:line><text:span text:style-name="MT1">Copyright ©</text:span><text:span text:style-name="MT2"> VPKSoft <text:s/>2015<text:tab/></text:span><text:a xlink:type="simple" xlink:href="http://www.vpksoft.net/" text:style-name="Internet_20_link" text:visited-style-name="Visited_20_Internet_20_Link"><text:span text:style-name="MT1">http://www.vpksoft.net</text:span></text:a><text:span text:style-name="MT1"><text:tab/></text:span><text:a xlink:type="simple" xlink:href="mailto:vpksoft@vpksoft.net" text:style-name="Internet_20_link" text:visited-style-name="Visited_20_Internet_20_Link"><text:span text:style-name="MT1">vpksoft@vpksoft.net</text:span></text:a><text:span text:style-name="MT1"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1:47.988000000</meta:creation-date>
    <dc:date>2015-09-17T21:06:25.418000000</dc:date>
    <meta:editing-duration>PT48M38S</meta:editing-duration>
    <meta:editing-cycles>14</meta:editing-cycles>
    <meta:generator>LibreOffice/5.0.0.5$Windows_x86 LibreOffice_project/1b1a90865e348b492231e1c451437d7a15bb262b</meta:generator>
    <meta:print-date>2015-05-27T18:47:24.798000000</meta:print-date>
    <meta:document-statistic meta:table-count="0" meta:image-count="1" meta:object-count="0" meta:page-count="5" meta:paragraph-count="87" meta:word-count="321" meta:character-count="2526" meta:non-whitespace-character-count="2226"/>
  </office:meta>
</office:document-meta>
</file>